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397" calcext:value-type="float">
            <text:p>397</text:p>
          </table:table-cell>
          <table:table-cell office:value-type="float" office:value="1599" calcext:value-type="float">
            <text:p>1599</text:p>
          </table:table-cell>
          <table:table-cell office:value-type="float" office:value="0.0730117340287" calcext:value-type="float">
            <text:p>0.073011734</text:p>
          </table:table-cell>
          <table:table-cell office:value-type="float" office:value="0.209068010076" calcext:value-type="float">
            <text:p>0.2090680101</text:p>
          </table:table-cell>
          <table:table-cell office:value-type="float" office:value="0.293308317699" calcext:value-type="float">
            <text:p>0.293308317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339" calcext:value-type="float">
            <text:p>339</text:p>
          </table:table-cell>
          <table:table-cell office:value-type="float" office:value="1599" calcext:value-type="float">
            <text:p>1599</text:p>
          </table:table-cell>
          <table:table-cell office:value-type="float" office:value="0.0777005685407" calcext:value-type="float">
            <text:p>0.0777005685</text:p>
          </table:table-cell>
          <table:table-cell office:value-type="float" office:value="0.256637168142" calcext:value-type="float">
            <text:p>0.2566371681</text:p>
          </table:table-cell>
          <table:table-cell office:value-type="float" office:value="0.293308317699" calcext:value-type="float">
            <text:p>0.2933083177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36" calcext:value-type="float">
            <text:p>336</text:p>
          </table:table-cell>
          <table:table-cell office:value-type="float" office:value="37" calcext:value-type="float">
            <text:p>37</text:p>
          </table:table-cell>
          <table:table-cell office:value-type="float" office:value="0.0694444444444" calcext:value-type="float">
            <text:p>0.0694444444</text:p>
          </table:table-cell>
          <table:table-cell office:value-type="float" office:value="0.220238095238" calcext:value-type="float">
            <text:p>0.2202380952</text:p>
          </table:table-cell>
          <table:table-cell office:value-type="float" office:value="0.243243243243" calcext:value-type="float">
            <text:p>0.243243243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780327868852" calcext:value-type="float">
            <text:p>0.0780327869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61" calcext:value-type="float">
            <text:p>261</text:p>
          </table:table-cell>
          <table:table-cell office:value-type="float" office:value="44" calcext:value-type="float">
            <text:p>44</text:p>
          </table:table-cell>
          <table:table-cell office:value-type="float" office:value="0.098186366479" calcext:value-type="float">
            <text:p>0.0981863665</text:p>
          </table:table-cell>
          <table:table-cell office:value-type="float" office:value="0.264367816092" calcext:value-type="float">
            <text:p>0.2643678161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0.0856031128405" calcext:value-type="float">
            <text:p>0.0856031128</text:p>
          </table:table-cell>
          <table:table-cell office:value-type="float" office:value="0.299412915851" calcext:value-type="float">
            <text:p>0.299412915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formula="of:=AVERAGE([.A2:.A7])" office:value-type="float" office:value="1561.16666666667" calcext:value-type="float">
            <text:p>1561.1666666667</text:p>
          </table:table-cell>
          <table:table-cell table:formula="of:=AVERAGE([.B2:.B7])" office:value-type="float" office:value="307.333333333333" calcext:value-type="float">
            <text:p>307.3333333333</text:p>
          </table:table-cell>
          <table:table-cell table:formula="of:=AVERAGE([.C2:.C7])" office:value-type="float" office:value="559.166666666667" calcext:value-type="float">
            <text:p>559.1666666667</text:p>
          </table:table-cell>
          <table:table-cell table:formula="of:=AVERAGE([.D2:.D7])" office:value-type="float" office:value="0.0803298355364167" calcext:value-type="float">
            <text:p>0.0803298355</text:p>
          </table:table-cell>
          <table:table-cell table:formula="of:=AVERAGE([.E2:.E7])" office:value-type="float" office:value="0.374954000899833" calcext:value-type="float">
            <text:p>0.3749540009</text:p>
          </table:table-cell>
          <table:table-cell table:formula="of:=AVERAGE([.F2:.F7])" office:value-type="float" office:value="0.269875636339167" calcext:value-type="float">
            <text:p>0.2698756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50:20.931501186</dc:date>
    <meta:document-statistic meta:table-count="1" meta:cell-count="48" meta:object-count="0"/>
    <meta:generator>LibreOffice/4.2.7.2$Linux_X86_64 LibreOffice_project/420m0$Build-2</meta:generator>
  </office:meta>
</office:document-meta>
</file>